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P2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fo:font-size="13pt" style:font-size-asian="13pt" style:font-size-complex="13pt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5pt" style:font-size-asian="15pt" style:font-size-complex="15pt"/>
    </style:style>
    <style:style style:name="P5" style:family="paragraph" style:parent-style-name="Standard">
      <style:text-properties fo:color="#ff0000"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color="#ff0000" fo:font-size="15pt" style:font-size-asian="15pt" style:font-size-complex="15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2.832cm"/>
        </style:tab-stops>
      </style:paragraph-properties>
      <style:text-properties fo:font-size="15pt" style:font-size-asian="15pt" style:font-size-complex="15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2.859cm"/>
        </style:tab-stops>
      </style:paragraph-properties>
      <style:text-properties fo:font-size="15pt" style:font-size-asian="15pt" style:font-size-complex="15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5pt" style:font-size-asian="15pt" style:font-size-complex="15pt"/>
    </style:style>
    <style:style style:name="P13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5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0.635cm" style:auto-text-indent="false"/>
      <style:text-properties style:font-name="Times New Roman" fo:font-size="14pt" style:font-size-asian="14pt" style:font-name-complex="Times New Roman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5pt" style:font-size-asian="15pt" style:font-name-complex="Times New Roman" style:font-size-complex="15pt"/>
    </style:style>
    <style:style style:name="P1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9" style:family="paragraph" style:parent-style-name="Абзац_20_списка">
      <style:paragraph-properties fo:margin-top="0cm" fo:margin-bottom="0cm" loext:contextual-spacing="true" fo:line-height="100%" fo:text-align="justify" style:justify-single-word="false"/>
    </style:style>
    <style:style style:name="P20" style:family="paragraph" style:parent-style-name="Standard" style:master-page-name="Standard">
      <style:paragraph-properties fo:margin-left="11.43cm" fo:margin-right="0cm" fo:text-align="end" style:justify-single-word="false" fo:text-indent="0cm" style:auto-text-indent="false" style:page-number="auto"/>
      <style:text-properties fo:color="#ff0000" fo:font-size="18pt" style:font-size-asian="18pt" style:font-size-complex="18pt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22" style:family="paragraph" style:parent-style-name="Heading_20_1">
      <style:paragraph-properties fo:margin-left="0cm" fo:margin-right="0cm" fo:margin-top="0cm" fo:margin-bottom="0cm" loext:contextual-spacing="false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style="italic" style:font-size-asian="15pt" style:font-style-asian="italic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(Пример)</text:p>
      <text:p text:style-name="P5"/>
      <text:p text:style-name="Standard"/>
      <text:h text:style-name="P22" text:outline-level="1">"УТВЕРЖДАЮ"</text:h>
      <text:p text:style-name="P1"/>
      <text:p text:style-name="P2"><text:s text:c="48"/>Первый проректор- </text:p>
      <text:p text:style-name="P2"><text:s text:c="71"/>проректор по научной работе РУДН</text:p>
      <text:p text:style-name="P2"><text:tab/>доктор медицинских наук, профессор член-корр. РАН</text:p>
      <text:p text:style-name="P2">__________________ А.А. Костин</text:p>
      <text:p text:style-name="P2"/>
      <text:h text:style-name="P21" text:outline-level="1">АКТ</text:h>
      <text:p text:style-name="P7"><text:span text:style-name="T1">проверки достоверности первичной документации и личного участия ___ФИО_в_родительном_падеже___ в выполнении диссертации «___Тема_диссертации___»</text:span><text:span text:style-name="T4"> на соискание ученой степени кандидата медицинских наук по специальности (шифр)</text:span></text:p>
      <text:p text:style-name="P12">Комиссия в составе: </text:p>
      <text:p text:style-name="P11"><text:span text:style-name="T4">– д.м.н., профессор Иванов И.И. </text:span><text:span text:style-name="T5">(должность, место работы) </text:span><text:span text:style-name="T4">–</text:span><text:span text:style-name="T5"> </text:span><text:span text:style-name="T4">председатель комиссии,</text:span></text:p>
      <text:p text:style-name="P11"><text:span text:style-name="T4">– д.м.н., доцент Смирнов А.А. </text:span><text:span text:style-name="T5">(должность, место работы)</text:span></text:p>
      <text:p text:style-name="P11"><text:span text:style-name="T4">– д.м.н., доцент Петров И.И. </text:span><text:span text:style-name="T5">(должность, место работы)</text:span></text:p>
      <text:p text:style-name="P7"><text:span text:style-name="T4">составила настоящий акт в том, что она провела проверку первичных материалов д</text:span><text:span text:style-name="T1">иссертации Ивановой М.И. на тему </text:span><text:span text:style-name="T4">по специальности 14.03.06 – фармакология, клиническая фармакология. </text:span></text:p>
      <text:p text:style-name="P14"><text:span text:style-name="T4">Комиссии представлены следующие материалы исследований:</text:span><text:span text:style-name="T1"> </text:span></text:p>
      <text:p text:style-name="P16"><text:span text:style-name="T4">–</text:span><text:span text:style-name="T1"> карты-извещения о подозреваемой неблагоприятной побочной реакции или неэффективности лекарственного средства</text:span></text:p>
      <text:p text:style-name="P19"><text:span text:style-name="T4">–</text:span><text:span text:style-name="T3"> карты активного мониторинга</text:span><text:span text:style-name="T2">.</text:span></text:p>
      <text:p text:style-name="P19"><text:span text:style-name="T4">–</text:span><text:span text:style-name="T2"> ксерокопии выписок из истории болезней, амбулаторных карт пациентов, включенных в исследование</text:span></text:p>
      <text:p text:style-name="P19"><text:span text:style-name="T4">–</text:span><text:span text:style-name="T2"> данные информационного согласия пациентов, включенных в исследование</text:span></text:p>
      <text:p text:style-name="P19"><text:span text:style-name="T4">–</text:span><text:span text:style-name="T2"> сводные таблицы и рисунки </text:span></text:p>
      <text:p text:style-name="P19"><text:span text:style-name="T4">–</text:span><text:span text:style-name="T2"> таблицы статистического анализа результатов исследования</text:span></text:p>
      <text:p text:style-name="P19"><text:span text:style-name="T4">–</text:span><text:span text:style-name="T2"> слайды, библиография </text:span></text:p>
      <text:p text:style-name="P13">Проверкой установлено:</text:p>
      <text:p text:style-name="P15">Анализ представленных выписок из истории болезней и амбулаторных карт выполнен лично автором. Лично автором был проведен анализ протоколов обследований и выписок из лабораторных журналов. Ведение компьютерной базы данных обследованных пациентов осуществлялось лично Ивановой М.И. в соответствии с фактическими данными, датой проведенного исследования, фамилией обследуемого. Автор провел статистический анализ полученных результатов. <text:s/>Первичная информация <text:soft-page-break/>содержит блок информации о проведении обработки цифрового материала методами вариационной статистики. </text:p>
      <text:p text:style-name="P15"><text:tab/>Документация оформлена правильно, результаты исследования, приведенные в диссертации, по регистрационным документам полностью соответствуют объему выполненных исследований.</text:p>
      <text:p text:style-name="P17"/>
      <text:p text:style-name="P18">ЗАКЛЮЧЕНИЕ</text:p>
      <text:p text:style-name="P3"><text:span text:style-name="T4">На основании анализа первичной документации комиссия пришла к заключению о том, </text:span><text:span text:style-name="T1">диссертационная работа ___ФИО_в_родительном_падеже___ «___Тема_диссертации___»</text:span><text:span text:style-name="T4"> оформлена в соответствии с фактическими данными и содержит данные, соответствующие полученному и хранящемуся у соискателя первичному материалу. </text:span></text:p>
      <text:p text:style-name="P4">Все исследования зарегистрированы в установленном порядке. Комиссия подтверждает достоверность первичных материалов, положенных в основу диссертационной роботы и личный вклад Ивановой М.И. в выполнение работы.</text:p>
      <text:p text:style-name="P8"/>
      <text:p text:style-name="P9"/>
      <text:p text:style-name="P10">Члены комиссии:</text:p>
      <text:p text:style-name="P9"><text:s text:c="41"/></text:p>
      <text:p text:style-name="P8">д.м.н., профессор <text:s text:c="47"/>Иванов И.И. <text:s text:c="16"/></text:p>
      <text:p text:style-name="P10"/>
      <text:p text:style-name="P8">д.м.н., профессор <text:s text:c="47"/>Смирнов А.А.</text:p>
      <text:p text:style-name="P8"><text:tab/><text:tab/><text:tab/></text:p>
      <text:p text:style-name="P8">д.м.н., профессор <text:s text:c="47"/>Петров И.И.</text:p>
      <text:p text:style-name="P8"/>
      <text:p text:style-name="P8"/>
      <text:p text:style-name="P6">печать факультета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Основной_20_текст_20_2" style:display-name="Основной текст 2" style:family="paragraph" style:parent-style-name="Standard">
      <style:text-properties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Утверждаю»</dc:title>
    <dc:subject/>
    <meta:keyword/>
    <meta:initial-creator>Vladimir V Arkhipov</meta:initial-creator>
    <meta:creation-date>2019-02-12T23:34:00</meta:creation-date>
    <dc:date>2025-10-18T15:39:18.291949289</dc:date>
    <meta:print-date>2013-11-19T16:34:00</meta:print-date>
    <meta:editing-cycles>12</meta:editing-cycles>
    <meta:editing-duration>PT45M26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34" meta:word-count="290" meta:character-count="2955" meta:non-whitespace-character-count="2350"/>
  </office:meta>
</office:document-meta>
</file>